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2" svg:font-family="Calibri"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list-style-name="WWNum15">
      <style:paragraph-properties fo:margin-left="0.5in" fo:margin-right="0in" fo:margin-top="0in" fo:margin-bottom="0.1528in" loext:contextual-spacing="true" fo:line-height="100%" fo:text-indent="-0.25in" style:auto-text-indent="false" fo:padding="0in" fo:border="none"/>
    </style:style>
    <style:style style:name="P3" style:family="paragraph" style:parent-style-name="Standard" style:list-style-name="WWNum14">
      <style:paragraph-properties fo:margin-left="0.5in" fo:margin-right="0in" fo:margin-top="0in" fo:margin-bottom="0.1528in" loext:contextual-spacing="true" fo:line-height="100%" fo:text-indent="-0.25in" style:auto-text-indent="false" fo:padding="0in" fo:border="none"/>
    </style:style>
    <style:style style:name="P4" style:family="paragraph" style:parent-style-name="Standard" style:list-style-name="WWNum10">
      <style:paragraph-properties fo:margin-left="0.5in" fo:margin-right="0in" fo:margin-top="0in" fo:margin-bottom="0.1528in" loext:contextual-spacing="true" fo:line-height="100%" fo:text-indent="-0.25in" style:auto-text-indent="false" fo:padding="0in" fo:border="none"/>
    </style:style>
    <style:style style:name="P5" style:family="paragraph" style:parent-style-name="Standard" style:list-style-name="WWNum9">
      <style:paragraph-properties fo:margin-left="0.5in" fo:margin-right="0in" fo:margin-top="0in" fo:margin-bottom="0.1528in" loext:contextual-spacing="true" fo:line-height="100%" fo:text-indent="-0.25in" style:auto-text-indent="false" fo:padding="0in" fo:border="none"/>
    </style:style>
    <style:style style:name="P6" style:family="paragraph" style:parent-style-name="Standard" style:list-style-name="WWNum12">
      <style:paragraph-properties fo:margin-left="0.5in" fo:margin-right="0in" fo:margin-top="0in" fo:margin-bottom="0.1528in" loext:contextual-spacing="true" fo:line-height="100%" fo:text-indent="-0.25in" style:auto-text-indent="false" fo:padding="0in" fo:border="none"/>
    </style:style>
    <style:style style:name="P7" style:family="paragraph" style:parent-style-name="Standard" style:list-style-name="WWNum7">
      <style:paragraph-properties fo:margin-left="0.5in" fo:margin-right="0in" fo:margin-top="0in" fo:margin-bottom="0.1528in" loext:contextual-spacing="true" fo:line-height="100%" fo:text-indent="-0.25in" style:auto-text-indent="false" fo:padding="0in" fo:border="none"/>
    </style:style>
    <style:style style:name="P8" style:family="paragraph" style:parent-style-name="Standard" style:list-style-name="WWNum8">
      <style:paragraph-properties fo:margin-left="0.5in" fo:margin-right="0in" fo:margin-top="0in" fo:margin-bottom="0.1528in" loext:contextual-spacing="true" fo:line-height="100%" fo:text-indent="-0.25in" style:auto-text-indent="false" fo:padding="0in" fo:border="none"/>
    </style:style>
    <style:style style:name="P9" style:family="paragraph" style:parent-style-name="Standard" style:list-style-name="WWNum4">
      <style:paragraph-properties fo:margin-left="0.5in" fo:margin-right="0in" fo:margin-top="0in" fo:margin-bottom="0.1528in" loext:contextual-spacing="true" fo:line-height="100%" fo:text-indent="-0.25in" style:auto-text-indent="false" fo:padding="0in" fo:border="none"/>
    </style:style>
    <style:style style:name="P10" style:family="paragraph" style:parent-style-name="Standard" style:list-style-name="WWNum5">
      <style:paragraph-properties fo:margin-left="0.5in" fo:margin-right="0in" fo:margin-top="0in" fo:margin-bottom="0.1528in" loext:contextual-spacing="true" fo:line-height="100%" fo:text-indent="-0.25in" style:auto-text-indent="false" fo:padding="0in" fo:border="none"/>
    </style:style>
    <style:style style:name="P11" style:family="paragraph" style:parent-style-name="Standard" style:list-style-name="WWNum11">
      <style:paragraph-properties fo:margin-left="0.5in" fo:margin-right="0in" fo:margin-top="0in" fo:margin-bottom="0.1528in" loext:contextual-spacing="true" fo:line-height="100%" fo:text-indent="-0.25in" style:auto-text-indent="false" fo:padding="0in" fo:border="none"/>
    </style:style>
    <style:style style:name="P12" style:family="paragraph" style:parent-style-name="Standard" style:list-style-name="WWNum13">
      <style:paragraph-properties fo:margin-left="0.5in" fo:margin-right="0in" fo:margin-top="0in" fo:margin-bottom="0.1528in" loext:contextual-spacing="true" fo:line-height="100%" fo:text-indent="-0.25in" style:auto-text-indent="false" fo:padding="0in" fo:border="none"/>
    </style:style>
    <style:style style:name="P13" style:family="paragraph" style:parent-style-name="Standard" style:list-style-name="WWNum1">
      <style:paragraph-properties fo:margin-left="0.5in" fo:margin-right="0in" fo:margin-top="0in" fo:margin-bottom="0.1528in" loext:contextual-spacing="true" fo:line-height="100%" fo:text-indent="-0.25in" style:auto-text-indent="false" fo:padding="0in" fo:border="none"/>
    </style:style>
    <style:style style:name="P14" style:family="paragraph" style:parent-style-name="Standard" style:list-style-name="WWNum6">
      <style:paragraph-properties fo:margin-left="0.5in" fo:margin-right="0in" fo:margin-top="0in" fo:margin-bottom="0.1528in" loext:contextual-spacing="true" fo:line-height="100%" fo:text-indent="-0.25in" style:auto-text-indent="false" fo:padding="0in" fo:border="none"/>
    </style:style>
    <style:style style:name="P15" style:family="paragraph" style:parent-style-name="Standard" style:list-style-name="WWNum16">
      <style:paragraph-properties fo:margin-left="0.5in" fo:margin-right="0in" fo:margin-top="0in" fo:margin-bottom="0.1528in" loext:contextual-spacing="true" fo:line-height="100%" fo:text-indent="-0.25in" style:auto-text-indent="false" fo:padding="0in" fo:border="none"/>
    </style:style>
    <style:style style:name="P16" style:family="paragraph" style:parent-style-name="Standard" style:list-style-name="WWNum3">
      <style:paragraph-properties fo:margin-left="0.5in" fo:margin-right="0in" fo:margin-top="0in" fo:margin-bottom="0.1528in" loext:contextual-spacing="true" fo:line-height="100%" fo:text-indent="-0.25in" style:auto-text-indent="false" fo:padding="0in" fo:border="none"/>
    </style:style>
    <style:style style:name="P17" style:family="paragraph" style:parent-style-name="Standard" style:list-style-name="WWNum2">
      <style:paragraph-properties fo:margin-left="0.5in" fo:margin-right="0in" fo:margin-top="0in" fo:margin-bottom="0.1528in" loext:contextual-spacing="true" fo:line-height="100%" fo:text-indent="-0.25in" style:auto-text-indent="false" fo:padding="0in" fo:border="none"/>
    </style:style>
    <style:style style:name="P18" style:family="paragraph" style:parent-style-name="Standard">
      <style:paragraph-properties fo:margin-top="0.111in" fo:margin-bottom="0.1528in" loext:contextual-spacing="false" fo:line-height="100%" fo:padding="0in" fo:border="none"/>
    </style:style>
    <style:style style:name="P19" style:family="paragraph" style:parent-style-name="Heading_20_1" style:master-page-name="Standard">
      <style:paragraph-properties fo:margin-top="0in" fo:margin-bottom="0in" loext:contextual-spacing="false" fo:line-height="100%" fo:keep-together="auto" style:page-number="1" fo:padding="0in" fo:border="none" fo:keep-with-next="auto"/>
    </style:style>
    <style:style style:name="P20" style:family="paragraph" style:parent-style-name="Heading_20_6">
      <style:paragraph-properties fo:margin-top="0.111in" fo:margin-bottom="0.111in" loext:contextual-spacing="false" fo:line-height="100%" fo:keep-together="auto" fo:padding="0in" fo:border="none" fo:keep-with-next="auto"/>
    </style:style>
    <style:style style:name="P21" style:family="paragraph" style:parent-style-name="Heading_20_3">
      <style:paragraph-properties fo:margin-top="0.111in" fo:margin-bottom="0.111in" loext:contextual-spacing="false" fo:line-height="100%" fo:keep-together="auto" fo:padding-left="0in" fo:padding-right="0in" fo:padding-top="0in" fo:padding-bottom="0.0972in" fo:border="none" fo:keep-with-next="auto"/>
    </style:style>
    <style:style style:name="P22" style:family="paragraph" style:parent-style-name="Heading_20_4">
      <style:paragraph-properties fo:margin-top="0.111in" fo:margin-bottom="0.111in" loext:contextual-spacing="false" fo:line-height="100%" fo:keep-together="auto" fo:padding="0in" fo:border="none" fo:keep-with-next="auto"/>
    </style:style>
    <style:style style:name="P23" style:family="paragraph" style:parent-style-name="Heading_20_5">
      <style:paragraph-properties fo:margin-top="0.111in" fo:margin-bottom="0.111in" loext:contextual-spacing="false" fo:line-height="100%" fo:keep-together="auto" fo:padding="0in" fo:border="none" fo:keep-with-next="auto"/>
    </style:style>
    <style:style style:name="T1" style:family="text">
      <style:text-properties style:font-name="Calibri" fo:font-size="31.5pt" fo:font-weight="bold" style:font-name-asian="Calibri2" style:font-size-asian="31.5pt" style:font-weight-asian="bold" style:font-name-complex="Calibri2" style:font-size-complex="31.5pt"/>
    </style:style>
    <style:style style:name="T2" style:family="text">
      <style:text-properties fo:color="#6699cc" style:font-name="Calibri" fo:font-size="12pt" style:text-underline-style="solid" style:text-underline-width="auto" style:text-underline-color="font-color" style:font-name-asian="Calibri2" style:font-size-asian="12pt" style:font-name-complex="Calibri2" style:font-size-complex="12pt"/>
    </style:style>
    <style:style style:name="T3" style:family="text">
      <style:text-properties fo:color="#6699cc" style:font-name="Calibri" fo:font-size="12pt" fo:font-style="italic" style:text-underline-style="solid" style:text-underline-width="auto" style:text-underline-color="font-color" style:font-name-asian="Calibri2" style:font-size-asian="12pt" style:font-style-asian="italic" style:font-name-complex="Calibri2" style:font-size-complex="12pt"/>
    </style:style>
    <style:style style:name="T4" style:family="text">
      <style:text-properties fo:color="#373737" style:font-name="Calibri" fo:font-size="12pt" style:font-name-asian="Calibri2" style:font-size-asian="12pt" style:font-name-complex="Calibri2" style:font-size-complex="12pt"/>
    </style:style>
    <style:style style:name="T5" style:family="text">
      <style:text-properties fo:color="#373737" style:font-name="Calibri" fo:font-size="12pt" fo:font-style="italic" style:font-name-asian="Calibri2" style:font-size-asian="12pt" style:font-style-asian="italic" style:font-name-complex="Calibri2" style:font-size-complex="12pt"/>
    </style:style>
    <style:style style:name="T6" style:family="text">
      <style:text-properties fo:color="#373737" style:font-name="Calibri" fo:font-size="12pt" fo:font-weight="bold" style:font-name-asian="Calibri2" style:font-size-asian="12pt" style:font-weight-asian="bold" style:font-name-complex="Calibri2" style:font-size-complex="12pt"/>
    </style:style>
    <style:style style:name="T7" style:family="text">
      <style:text-properties fo:color="#222222" style:font-name="Calibri" fo:font-size="18pt" fo:font-weight="bold" style:font-name-asian="Calibri2" style:font-size-asian="18pt" style:font-weight-asian="bold" style:font-name-complex="Calibri2" style:font-size-complex="18pt"/>
    </style:style>
    <style:style style:name="T8" style:family="text">
      <style:text-properties fo:color="#222222" style:font-name="Calibri" fo:font-size="16pt" fo:font-weight="bold" style:font-name-asian="Calibri2" style:font-size-asian="16pt" style:font-weight-asian="bold" style:font-name-complex="Calibri2" style:font-size-complex="16pt"/>
    </style:style>
    <style:style style:name="T9" style:family="text">
      <style:text-properties fo:color="#222222" style:font-name="Calibri" fo:font-size="12pt" fo:font-style="normal" fo:font-weight="bold" style:font-name-asian="Calibri2" style:font-size-asian="12pt" style:font-style-asian="normal" style:font-weight-asian="bold" style:font-name-complex="Calibri2" style:font-size-complex="12pt"/>
    </style:style>
    <style:style style:name="T10" style:family="text">
      <style:text-properties fo:color="#222222" style:font-name="Calibri" fo:font-size="13.5pt" fo:font-weight="bold" style:font-name-asian="Calibri2" style:font-size-asian="13.5pt" style:font-weight-asian="bold" style:font-name-complex="Calibri2" style:font-size-complex="13.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ir3lym6hvuec"/><text:span text:style-name="T1">Lindsay Young</text:span></text:p>
      <text:p text:style-name="P1"><text:a xlink:type="simple" xlink:href="https://github.com/LindsayYoung/lindsayyoung.github.io/blob/master/resume.zip?raw=true" text:style-name="Internet_20_link" text:visited-style-name="Visited_20_Internet_20_Link"/></text:p>
      <text:p text:style-name="P1"><text:span text:style-name="T4">Leading teams that fuel efficient, open governance</text:span></text:p>
      <text:p text:style-name="P21"><text:bookmark text:name="_kr7nah5zcz4s"/><text:span text:style-name="T7">Skills</text:span></text:p>
      <text:list xml:id="list622525682401787527" text:style-name="WWNum15">
        <text:list-item>
          <text:p text:style-name="P2"><text:span text:style-name="T4">Strong management capabilities</text:span></text:p>
        </text:list-item>
        <text:list-item>
          <text:p text:style-name="P2"><text:span text:style-name="T4">Experienced technologist</text:span></text:p>
        </text:list-item>
        <text:list-item>
          <text:p text:style-name="P2"><text:span text:style-name="T4">Exceptional written and verbal communication skills</text:span></text:p>
        </text:list-item>
      </text:list>
      <text:p text:style-name="P21"><text:bookmark text:name="_ao2dd1y0shl"/><text:span text:style-name="T7">Experience</text:span></text:p>
      <text:p text:style-name="P22"><text:bookmark text:name="_z997mz6nremd"/><text:span text:style-name="T8">18F, General Services Administration</text:span></text:p>
      <text:p text:style-name="P20"><text:bookmark text:name="_9b2n3l7tbg7k"/><text:span text:style-name="T9">September 2014 to the Present</text:span></text:p>
      <text:p text:style-name="P20"><text:bookmark text:name="_g18npx4jtr9o"/><text:span text:style-name="T9">Lead Innovation Specialist</text:span></text:p>
      <text:p text:style-name="P20"><text:bookmark text:name="_9x971hx1vftl"/><text:span text:style-name="T9">Results</text:span></text:p>
      <text:list xml:id="list8566179339441664467" text:style-name="WWNum14">
        <text:list-item>
          <text:p text:style-name="P3"><text:span text:style-name="T4">The FEC project revolutionized the way the FEC shares data and reimagined how citizens, journalists, and transparency seekers connect with campaign finance. We delivered the FEC’s first </text:span><text:a xlink:type="simple" xlink:href="https://api.open.fec.gov/developers" text:style-name="Internet_20_link" text:visited-style-name="Visited_20_Internet_20_Link"><text:span text:style-name="T2">API</text:span></text:a><text:span text:style-name="T4"> and redesigned </text:span><text:a xlink:type="simple" xlink:href="https://www.fec.gov" text:style-name="Internet_20_link" text:visited-style-name="Visited_20_Internet_20_Link"><text:span text:style-name="T2">fec.gov</text:span></text:a><text:span text:style-name="T4"> using an agile and user-centered process. Not only did FEC's </text:span><text:a xlink:type="simple" xlink:href="https://www.usatoday.com/story/news/politics/elections/2015/10/27/fec-updates-website-2016-election/74672832/" text:style-name="Internet_20_link" text:visited-style-name="Visited_20_Internet_20_Link"><text:span text:style-name="T2">website improve</text:span></text:a><text:span text:style-name="T4">, the FEC has modernized its processes and adopted best practices like testing, source control, open source, agile and user centered design. The FEC estimates that this project </text:span><text:a xlink:type="simple" xlink:href="http://m.nextgov.com/it-modernization/2017/03/fec-and-18f-team-save-agency-12m/136598/" text:style-name="Internet_20_link" text:visited-style-name="Visited_20_Internet_20_Link"><text:span text:style-name="T2">saves the FEC $1.2 million a year</text:span></text:a><text:span text:style-name="T4"> in infrastructure costs by migrating to the cloud.</text:span></text:p>
        </text:list-item>
      </text:list>
      <text:p text:style-name="P20"><text:bookmark text:name="_gabgb5ue1uoq"/><text:span text:style-name="T9">Technical Lead Duties</text:span></text:p>
      <text:list xml:id="list8507650802153750932" text:style-name="WWNum10">
        <text:list-item>
          <text:p text:style-name="P4"><text:span text:style-name="T4">Prioritized technical tasks to ensure success of the project</text:span></text:p>
        </text:list-item>
        <text:list-item>
          <text:p text:style-name="P4"><text:span text:style-name="T4">Coordinated security compliance. As system owner, lead the team through the ATO process</text:span></text:p>
        </text:list-item>
        <text:list-item>
          <text:p text:style-name="P4"><text:span text:style-name="T4">Coached and trained engineers on the FEC team on Security compliance, incident response, GitHub, Python, Django, Flask, Celery, Redis, Cloud.gov, Cloud Foundry, and restful APIs</text:span></text:p>
        </text:list-item>
        <text:list-item>
          <text:p text:style-name="P4"><text:span text:style-name="T4">Taught best practices, including source control, testing, automation, user centered design</text:span></text:p>
        </text:list-item>
        <text:list-item>
          <text:p text:style-name="P4"><text:span text:style-name="T4">Created staffing and training plans for 10 technical team members</text:span></text:p>
        </text:list-item>
        <text:list-item>
          <text:p text:style-name="P4"><text:span text:style-name="T4">Lead incident response for the FEC project</text:span></text:p>
        </text:list-item>
      </text:list>
      <text:p text:style-name="P20"><text:bookmark text:name="_avdtr5hf0ufv"/><text:span text:style-name="T9">Technical Consulting Studies</text:span></text:p>
      <text:list xml:id="list1960994924321961362" text:style-name="WWNum9">
        <text:list-item>
          <text:p text:style-name="P5"><text:a xlink:type="simple" xlink:href="https://www.fec.gov/about/reports-about-fec/agency-operations/e-filing-study-2016/" text:style-name="Internet_20_link" text:visited-style-name="Visited_20_Internet_20_Link"><text:span text:style-name="T2">FEC E-filing study</text:span></text:a><text:span text:style-name="T4">: Co-lead technology policy initiative to advise the FEC on modernizing its e-filing system to get better quality data, be responsive to user needs, and handle increasing volumes of data. I co authored the study The vision outlined in the study’s presentation acted as a foundation for the FEC plan its upcoming technical priorities.</text:span></text:p>
        </text:list-item>
        <text:list-item>
          <text:p text:style-name="P5"><text:span text:style-name="T4">FEC Cloud study: A 2016-2017 project assessing the state of FEC IT that resulted in process changes and an inventory prototype. We scoped and planed out the steps to make the FEC an innovative, cloud-first agency. The study was created collaboratively with the FEC with workshops bringing together management and technicians. This formed a written plan that outlined management approaches that will deliver modernized infrastructure.</text:span></text:p>
        </text:list-item>
      </text:list>
      <text:p text:style-name="P20"><text:bookmark text:name="_sqbdsxajuyyo"/><text:span text:style-name="T9">18F engineering team leader</text:span></text:p>
      <text:p text:style-name="P20"><text:bookmark text:name="_rxamlfqee5xy"/><text:span text:style-name="T9">Title: Engineering Facilitator</text:span></text:p>
      <text:list xml:id="list6889620227078990516" text:style-name="WWNum12">
        <text:list-item>
          <text:p text:style-name="P6"><text:soft-page-break/><text:span text:style-name="T4">Conducted yearly reviews by collecting peer reviews and synthesizing it into actionable feedback</text:span></text:p>
        </text:list-item>
        <text:list-item>
          <text:p text:style-name="P6"><text:span text:style-name="T4">Encouraged professional development for the seven engineers that were in my team</text:span></text:p>
        </text:list-item>
        <text:list-item>
          <text:p text:style-name="P6"><text:span text:style-name="T4">Helped team members navigating business and bureaucratic processes</text:span></text:p>
        </text:list-item>
        <text:list-item>
          <text:p text:style-name="P6"><text:span text:style-name="T4">Advocated for internal policies that help 18F and its engineers</text:span></text:p>
        </text:list-item>
      </text:list>
      <text:p text:style-name="P22"><text:bookmark text:name="_9xqsacsa88fe"/><text:span text:style-name="T8">Adjunct Faculty, Johns Hopkins University</text:span></text:p>
      <text:p text:style-name="P20"><text:bookmark text:name="_cxj86r4pung4"/><text:span text:style-name="T9">Fall 2015, Summer 2016</text:span></text:p>
      <text:list xml:id="list5095140134360737830" text:style-name="WWNum7">
        <text:list-item>
          <text:p text:style-name="P7"><text:span text:style-name="T5">Unleashing Open Data with Python</text:span><text:span text:style-name="T4"> for the Master of Science in Government Analytics program. Designed and taught a Python course for graduate students how to use Python to collect and analyze data and display their project as a website. Graduate students ranged from those with no programming skills to professional programmers.</text:span></text:p>
        </text:list-item>
      </text:list>
      <text:p text:style-name="P22"><text:bookmark text:name="_8vj2nhxc3ewf"/><text:span text:style-name="T8">ECA Professional Fellow, International Center for Journalists</text:span></text:p>
      <text:p text:style-name="P20"><text:bookmark text:name="_6vcfvgck8t64"/><text:span text:style-name="T9">July 2014-Feb 2015</text:span></text:p>
      <text:list xml:id="list5056398139423601969" text:style-name="WWNum8">
        <text:list-item>
          <text:p text:style-name="P8"><text:span text:style-name="T4">One of the first American fellows to travel to the Middle East/North Africa and back under ICFJ's exchange program.</text:span></text:p>
        </text:list-item>
        <text:list-item>
          <text:p text:style-name="P8"><text:span text:style-name="T4">"Unlocking the Economic Potential of Digital Media," fellowship program managed by the International Center for Journalists and funded by the U.S. State Department's Bureau of Educational and Cultural Affairs (ECA).</text:span></text:p>
        </text:list-item>
      </text:list>
      <text:p text:style-name="P22"><text:bookmark text:name="_eb576i9aj60f"/><text:span text:style-name="T8">Sunlight Foundation</text:span></text:p>
      <text:p text:style-name="P20"><text:bookmark text:name="_jpsapoi3rdn9"/><text:span text:style-name="T9">Nov 2010 - Sept 2014</text:span></text:p>
      <text:p text:style-name="P20"><text:bookmark text:name="_qjegj5744l1m"/><text:span text:style-name="T9">Title: Software Engineer</text:span></text:p>
      <text:p text:style-name="P1"><text:span text:style-name="T4">Former titles: Reporter, Researcher</text:span></text:p>
      <text:list xml:id="list538658994268523450" text:style-name="WWNum4">
        <text:list-item>
          <text:p text:style-name="P9"><text:span text:style-name="T4">Lead software engineer on vital projects, including large scale data projects and user facing properties.</text:span></text:p>
        </text:list-item>
        <text:list-item>
          <text:p text:style-name="P9"><text:span text:style-name="T4">Coordinated across Design, Communications and Policy departments to strategize, develop and launch web products that use government data to connect journalists and citizens to their government.</text:span></text:p>
        </text:list-item>
      </text:list>
      <text:p text:style-name="P1"><text:span text:style-name="T5">Projects:</text:span></text:p>
      <text:list xml:id="list3182024498585353285" text:style-name="WWNum5">
        <text:list-item>
          <text:p text:style-name="P10"><text:a xlink:type="simple" xlink:href="http://foreign.influenceexplorer.com/" text:style-name="Internet_20_link" text:visited-style-name="Visited_20_Internet_20_Link"><text:span text:style-name="T3">Foreign Influence Explorer</text:span></text:a></text:p>
        </text:list-item>
        <text:list-item>
          <text:p text:style-name="P10"><text:span text:style-name="T4">(Python, Django) A project that turns DOJ records into a database and website about foreign influence in the US.</text:span></text:p>
        </text:list-item>
        <text:list-item>
          <text:p text:style-name="P10"><text:a xlink:type="simple" xlink:href="https://sunlightlabs.github.io/congress/" text:style-name="Internet_20_link" text:visited-style-name="Visited_20_Internet_20_Link"><text:span text:style-name="T3">Congress API</text:span></text:a></text:p>
        </text:list-item>
        <text:list-item>
          <text:p text:style-name="P10"><text:span text:style-name="T4">(Ruby, Sinatra) An API about the work and structure of Congress.</text:span></text:p>
        </text:list-item>
        <text:list-item>
          <text:p text:style-name="P10"><text:a xlink:type="simple" xlink:href="https://scout.sunlightfoundation.com/" text:style-name="Internet_20_link" text:visited-style-name="Visited_20_Internet_20_Link"><text:span text:style-name="T3">Scout</text:span></text:a></text:p>
        </text:list-item>
        <text:list-item>
          <text:p text:style-name="P10"><text:span text:style-name="T4">(Ruby, Sinatra) An alert service that delivers emails about Congress, regulations, state governments and court documents.</text:span></text:p>
        </text:list-item>
        <text:list-item>
          <text:p text:style-name="P10"><text:a xlink:type="simple" xlink:href="http://capitolwords.org/" text:style-name="Internet_20_link" text:visited-style-name="Visited_20_Internet_20_Link"><text:span text:style-name="T3">Capitol Words</text:span></text:a></text:p>
        </text:list-item>
        <text:list-item>
          <text:p text:style-name="P10"><text:span text:style-name="T4">(Python Django) A website and API that ingests and parses the Congressional Record.</text:span></text:p>
        </text:list-item>
      </text:list>
      <text:p text:style-name="P1"><text:soft-page-break/><text:span text:style-name="T5">Other experience:</text:span></text:p>
      <text:list xml:id="list5706770029146755522" text:style-name="WWNum11">
        <text:list-item>
          <text:p text:style-name="P11"><text:span text:style-name="T4">Helped craft policy agenda on foreign lobbying and contributed to getting FARA reform into the DOJ's </text:span><text:a xlink:type="simple" xlink:href="http://www.justice.gov/open/doj-open-government-plan.pdf" text:style-name="Internet_20_link" text:visited-style-name="Visited_20_Internet_20_Link"><text:span text:style-name="T2">Open Government Plan</text:span></text:a><text:span text:style-name="T4">.</text:span></text:p>
        </text:list-item>
        <text:list-item>
          <text:p text:style-name="P11"><text:span text:style-name="T4">My work has been cited by: The New York Times, Washington Post, TIME Swampland, Washington Times, National Journal, Politico, Huffington Post, CNN Money, Reuters, Atlantic Wire, USA Today and other media outlets.</text:span></text:p>
        </text:list-item>
      </text:list>
      <text:p text:style-name="P23"><text:bookmark text:name="_yc4p0fwsxs9w"/><text:span text:style-name="T10">Morgan Training Company Oct 2007 – May 2009</text:span></text:p>
      <text:p text:style-name="P20"><text:bookmark text:name="_3gjbl475e7"/><text:span text:style-name="T9">Title: Marketing Analyst (P/T)</text:span></text:p>
      <text:list xml:id="list4000932030461506598" text:style-name="WWNum13">
        <text:list-item>
          <text:p text:style-name="P12"><text:span text:style-name="T4">Morgan Training Company provides sales training to engineering professionals. I analyzed customer satisfaction surveys using quantitative and qualitative methods. I compiled the results into a report and chose testimonials for marketing materials.</text:span></text:p>
        </text:list-item>
      </text:list>
      <text:p text:style-name="P23"><text:bookmark text:name="_anvtrmalstgi"/><text:span text:style-name="T10">The Senatorial Office of Byron Dorgan Aug 2006 – Dec 2006</text:span></text:p>
      <text:p text:style-name="P20"><text:bookmark text:name="_mh341vb7q8qj"/><text:span text:style-name="T9">Title: Intern</text:span></text:p>
      <text:list xml:id="list3819725052809441782" text:style-name="WWNum1">
        <text:list-item>
          <text:p text:style-name="P13"><text:span text:style-name="T4">I conducted research, wrote memos and constiuent letters. I also produced graphics, wrote a brochure, and composed an office tour guide manual using verified information including maps, a glossary, and talking points.</text:span></text:p>
        </text:list-item>
      </text:list>
      <text:p text:style-name="P23"><text:bookmark text:name="_gta9my551v6v"/><text:span text:style-name="T10">The Congressional Office of Anna Eshoo Sept 2005 – Dec 2005</text:span></text:p>
      <text:p text:style-name="P20"><text:bookmark text:name="_d4464nf7q1jk"/><text:span text:style-name="T9">Title: Intern</text:span></text:p>
      <text:list xml:id="list5320718818604949117" text:style-name="WWNum6">
        <text:list-item>
          <text:p text:style-name="P14"><text:span text:style-name="T4">I wrote a constituent letter and performed receptionist duties . I obtained Congressional Research Service Certification and used CRS services provided by the Library of Congress.</text:span></text:p>
        </text:list-item>
      </text:list>
      <text:p text:style-name="P21"><text:bookmark text:name="_5nv65ei5rgbl"/><text:span text:style-name="T7">Education</text:span></text:p>
      <text:p text:style-name="P18"><text:span text:style-name="T6">Pepperdine University</text:span></text:p>
      <text:list xml:id="list7506796930045512904" text:style-name="WWNum16">
        <text:list-item>
          <text:p text:style-name="P15"><text:span text:style-name="T5">Master in Public Policy 2010</text:span></text:p>
        </text:list-item>
        <text:list-item>
          <text:p text:style-name="P15"><text:span text:style-name="T5">3.96 GPA, Rank 2 of 50</text:span></text:p>
        </text:list-item>
        <text:list-item>
          <text:p text:style-name="P15"><text:span text:style-name="T5">Concentration in American politics and International Relations Minor in Economics</text:span></text:p>
        </text:list-item>
      </text:list>
      <text:p text:style-name="P18"><text:span text:style-name="T6">University California, Riverside</text:span></text:p>
      <text:list xml:id="list4798136075773743833" text:style-name="WWNum3">
        <text:list-item>
          <text:p text:style-name="P16"><text:span text:style-name="T5">B.A. in History 2007</text:span></text:p>
        </text:list-item>
        <text:list-item>
          <text:p text:style-name="P16"><text:span text:style-name="T4">3.91 GPA, Summa cum laude</text:span></text:p>
        </text:list-item>
        <text:list-item>
          <text:p text:style-name="P16"><text:span text:style-name="T5">Phi Beta Kappa</text:span></text:p>
        </text:list-item>
      </text:list>
      <text:p text:style-name="P21"><text:bookmark text:name="_wxpdqn2flrw2"/><text:span text:style-name="T7">Technologies</text:span></text:p>
      <text:list xml:id="list6847361952579205886" text:style-name="WWNum2">
        <text:list-item>
          <text:p text:style-name="P17"><text:span text:style-name="T6">Strongest languages</text:span><text:span text:style-name="T4">: Python, SQL</text:span></text:p>
        </text:list-item>
        <text:list-item>
          <text:p text:style-name="P17"><text:span text:style-name="T6">Cloud Migration</text:span><text:span text:style-name="T4">: AWS, could.gov, and cloud foundry services</text:span></text:p>
        </text:list-item>
        <text:list-item>
          <text:p text:style-name="P17"><text:span text:style-name="T6">Knowledge of</text:span><text:span text:style-name="T4">: Ruby, Javascript, ElasticSearch</text:span></text:p>
        </text:list-item>
        <text:list-item>
          <text:p text:style-name="P17"><text:span text:style-name="T4">Web development</text:span></text:p>
        </text:list-item>
        <text:list-item>
          <text:p text:style-name="P17"><text:soft-page-break/><text:span text:style-name="T4">Data management</text:span></text:p>
        </text:list-item>
        <text:list-item>
          <text:p text:style-name="P17"><text:span text:style-name="T4">Creation, use and maintenance of APIs</text:span></text:p>
        </text:list-item>
      </text:list>
      <text:p text:style-name="P21"><text:bookmark text:name="_3mvqbaot45mm"/><text:span text:style-name="T7">Contact Information</text:span></text:p>
      <text:p text:style-name="P18"><text:a xlink:type="simple" xlink:href="https://twitter.com/not_young" text:style-name="Internet_20_link" text:visited-style-name="Visited_20_Internet_20_Link"><text:span text:style-name="T2">@not_young</text:span></text:a></text:p>
      <text:p text:style-name="P18"><text:a xlink:type="simple" xlink:href="https://github.com/LindsayYoung" text:style-name="Internet_20_link" text:visited-style-name="Visited_20_Internet_20_Link"><text:span text:style-name="T2">github.com/LindsayYou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2" svg:font-family="Calib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373737" fo:font-size="12pt" style:text-underline-style="none" fo:background-color="#f2f2f2" style:font-name-asian="Calibri2" style:font-family-asian="Calibri" style:font-family-generic-asian="system" style:font-pitch-asian="variable" style:font-size-asian="12pt" style:font-name-complex="Calibri2" style:font-family-complex="Calibri"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373737" fo:font-size="12pt" style:text-underline-style="none" fo:background-color="#f2f2f2" style:font-name-asian="Calibri2" style:font-family-asian="Calibri" style:font-family-generic-asian="system" style:font-pitch-asian="variable" style:font-size-asian="12pt" style:font-name-complex="Calibri2" style:font-family-complex="Calibri"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373737" fo:font-size="12pt" style:text-underline-style="none" fo:background-color="#f2f2f2" style:font-name-asian="Calibri2" style:font-family-asian="Calibri" style:font-family-generic-asian="system" style:font-pitch-asian="variable" style:font-size-asian="12pt" style:font-name-complex="Calibri2" style:font-family-complex="Calibri"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373737" fo:font-size="12pt" style:text-underline-style="none" fo:background-color="#f2f2f2" style:font-name-asian="Calibri2" style:font-family-asian="Calibri" style:font-family-generic-asian="system" style:font-pitch-asian="variable" style:font-size-asian="12pt" style:font-name-complex="Calibri2" style:font-family-complex="Calibri"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373737" fo:font-size="12pt" style:text-underline-style="none" fo:background-color="#f2f2f2" style:font-name-asian="Calibri2" style:font-family-asian="Calibri" style:font-family-generic-asian="system" style:font-pitch-asian="variable" style:font-size-asian="12pt" style:font-name-complex="Calibri2" style:font-family-complex="Calibri"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373737" fo:font-size="12pt" style:text-underline-style="none" fo:background-color="#f2f2f2" style:font-name-asian="Calibri2" style:font-family-asian="Calibri" style:font-family-generic-asian="system" style:font-pitch-asian="variable" style:font-size-asian="12pt" style:font-name-complex="Calibri2" style:font-family-complex="Calibri"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373737" fo:font-size="12pt" style:text-underline-style="none" fo:background-color="#f2f2f2" style:font-name-asian="Calibri2" style:font-family-asian="Calibri" style:font-family-generic-asian="system" style:font-pitch-asian="variable" style:font-size-asian="12pt" style:font-name-complex="Calibri2" style:font-family-complex="Calibri"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373737" fo:font-size="12pt" style:text-underline-style="none" fo:background-color="#f2f2f2" style:font-name-asian="Calibri2" style:font-family-asian="Calibri" style:font-family-generic-asian="system" style:font-pitch-asian="variable" style:font-size-asian="12pt" style:font-name-complex="Calibri2" style:font-family-complex="Calibri"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373737" fo:font-size="12pt" style:text-underline-style="none" fo:background-color="#f2f2f2" style:font-name-asian="Calibri2" style:font-family-asian="Calibri" style:font-family-generic-asian="system" style:font-pitch-asian="variable" style:font-size-asian="12pt" style:font-name-complex="Calibri2" style:font-family-complex="Calibri"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373737" fo:font-size="12pt" style:text-underline-style="none" fo:background-color="#f2f2f2" style:font-name-asian="Calibri2" style:font-family-asian="Calibri" style:font-family-generic-asian="system" style:font-pitch-asian="variable" style:font-size-asian="12pt" style:font-name-complex="Calibri2" style:font-family-complex="Calibri" style:font-family-generic-complex="system" style:font-pitch-complex="variable" style:font-size-complex="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373737" fo:font-size="12pt" style:text-underline-style="none" fo:background-color="#f2f2f2" style:font-name-asian="Calibri2" style:font-family-asian="Calibri" style:font-family-generic-asian="system" style:font-pitch-asian="variable" style:font-size-asian="12pt" style:font-name-complex="Calibri2" style:font-family-complex="Calibri" style:font-family-generic-complex="system" style:font-pitch-complex="variable"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373737" fo:font-size="12pt" style:text-underline-style="none" fo:background-color="#f2f2f2" style:font-name-asian="Calibri2" style:font-family-asian="Calibri" style:font-family-generic-asian="system" style:font-pitch-asian="variable" style:font-size-asian="12pt" style:font-name-complex="Calibri2" style:font-family-complex="Calibri"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373737" fo:font-size="12pt" style:text-underline-style="none" fo:background-color="#f2f2f2" style:font-name-asian="Calibri2" style:font-family-asian="Calibri" style:font-family-generic-asian="system" style:font-pitch-asian="variable" style:font-size-asian="12pt" style:font-name-complex="Calibri2" style:font-family-complex="Calibri" style:font-family-generic-complex="system" style:font-pitch-complex="variable" style:font-size-complex="12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373737" fo:font-size="12pt" style:text-underline-style="none" fo:background-color="#f2f2f2" style:font-name-asian="Calibri2" style:font-family-asian="Calibri" style:font-family-generic-asian="system" style:font-pitch-asian="variable" style:font-size-asian="12pt" style:font-name-complex="Calibri2" style:font-family-complex="Calibri" style:font-family-generic-complex="system" style:font-pitch-complex="variable" style:font-size-complex="12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373737" fo:font-size="12pt" style:text-underline-style="none" fo:background-color="#f2f2f2" style:font-name-asian="Calibri2" style:font-family-asian="Calibri" style:font-family-generic-asian="system" style:font-pitch-asian="variable" style:font-size-asian="12pt" style:font-name-complex="Calibri2" style:font-family-complex="Calibri" style:font-family-generic-complex="system" style:font-pitch-complex="variable" style:font-size-complex="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373737" fo:font-size="12pt" style:text-underline-style="none" fo:background-color="#f2f2f2" style:font-name-asian="Calibri2" style:font-family-asian="Calibri" style:font-family-generic-asian="system" style:font-pitch-asian="variable" style:font-size-asian="12pt" style:font-name-complex="Calibri2" style:font-family-complex="Calibri" style:font-family-generic-complex="system" style:font-pitch-complex="variable" style:font-size-complex="12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81" meta:word-count="909" meta:character-count="5962" meta:non-whitespace-character-count="5177"/>
    <meta:generator>LibreOfficeDev/5.1.0.3$Linux_X86_64 LibreOffice_project/</meta:generator>
  </office:meta>
</office:document-meta>
</file>